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744in"/>
    </style:style>
    <style:style style:name="co2" style:family="table-column">
      <style:table-column-properties fo:break-before="auto" style:column-width="0.5161in"/>
    </style:style>
    <style:style style:name="co3" style:family="table-column">
      <style:table-column-properties fo:break-before="auto" style:column-width="0.739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0.928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" style:family="table-cell" style:parent-style-name="Pivot_20_Table_20_Field">
      <style:table-cell-properties fo:border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Transferred Size (Byte)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Cost ($)</text:p>
          </table:table-cell>
        </table:table-row>
        <table:table-row table:style-name="ro1">
          <table:table-cell office:value-type="string" calcext:value-type="string">
            <text:p>Sat Mar 11 17:41:45 2023</text:p>
          </table:table-cell>
          <table:table-cell office:value-type="string" calcext:value-type="string">
            <text:p>Pareto</text:p>
          </table:table-cell>
          <table:table-cell office:value-type="float" office:value="0.1" calcext:value-type="float">
            <text:p>0.1</text:p>
          </table:table-cell>
          <table:table-cell office:value-type="float" office:value="29317775000" calcext:value-type="float">
            <text:p>29317775000</text:p>
          </table:table-cell>
          <table:table-cell office:value-type="float" office:value="620.4359" calcext:value-type="float">
            <text:p>620.4359</text:p>
          </table:table-cell>
          <table:table-cell office:value-type="float" office:value="2.45738751254976" calcext:value-type="float">
            <text:p>2.45738751254976</text:p>
          </table:table-cell>
        </table:table-row>
        <table:table-row table:style-name="ro1">
          <table:table-cell office:value-type="string" calcext:value-type="string">
            <text:p>Sat Mar 11 17:52:48 2023</text:p>
          </table:table-cell>
          <table:table-cell office:value-type="string" calcext:value-type="string">
            <text:p>Pareto</text:p>
          </table:table-cell>
          <table:table-cell office:value-type="float" office:value="0.1" calcext:value-type="float">
            <text:p>0.1</text:p>
          </table:table-cell>
          <table:table-cell office:value-type="float" office:value="29317775000" calcext:value-type="float">
            <text:p>29317775000</text:p>
          </table:table-cell>
          <table:table-cell office:value-type="float" office:value="623.7131" calcext:value-type="float">
            <text:p>623.7131</text:p>
          </table:table-cell>
          <table:table-cell office:value-type="float" office:value="2.45738751254976" calcext:value-type="float">
            <text:p>2.45738751254976</text:p>
          </table:table-cell>
        </table:table-row>
        <table:table-row table:style-name="ro1">
          <table:table-cell office:value-type="string" calcext:value-type="string">
            <text:p>Sat Mar 11 18:03:52 2023</text:p>
          </table:table-cell>
          <table:table-cell office:value-type="string" calcext:value-type="string">
            <text:p>Pareto</text:p>
          </table:table-cell>
          <table:table-cell office:value-type="float" office:value="0.01" calcext:value-type="float">
            <text:p>0.01</text:p>
          </table:table-cell>
          <table:table-cell office:value-type="float" office:value="2931650000" calcext:value-type="float">
            <text:p>2931650000</text:p>
          </table:table-cell>
          <table:table-cell office:value-type="float" office:value="132.7447" calcext:value-type="float">
            <text:p>132.7447</text:p>
          </table:table-cell>
          <table:table-cell office:value-type="float" office:value="0.245728064328432" calcext:value-type="float">
            <text:p>0.245728064328432</text:p>
          </table:table-cell>
        </table:table-row>
        <table:table-row table:style-name="ro1">
          <table:table-cell office:value-type="string" calcext:value-type="string">
            <text:p>Sat Mar 11 18:06:55 2023</text:p>
          </table:table-cell>
          <table:table-cell office:value-type="string" calcext:value-type="string">
            <text:p>Pareto</text:p>
          </table:table-cell>
          <table:table-cell office:value-type="float" office:value="0.05" calcext:value-type="float">
            <text:p>0.05</text:p>
          </table:table-cell>
          <table:table-cell office:value-type="float" office:value="14658675000" calcext:value-type="float">
            <text:p>14658675000</text:p>
          </table:table-cell>
          <table:table-cell office:value-type="float" office:value="389.7142" calcext:value-type="float">
            <text:p>389.7142</text:p>
          </table:table-cell>
          <table:table-cell office:value-type="float" office:value="1.22867594473064" calcext:value-type="float">
            <text:p>1.22867594473064</text:p>
          </table:table-cell>
        </table:table-row>
        <table:table-row table:style-name="ro1">
          <table:table-cell office:value-type="string" calcext:value-type="string">
            <text:p>Sat Mar 11 18:13:58 2023</text:p>
          </table:table-cell>
          <table:table-cell office:value-type="string" calcext:value-type="string">
            <text:p>Pareto</text:p>
          </table:table-cell>
          <table:table-cell office:value-type="float" office:value="0.05" calcext:value-type="float">
            <text:p>0.05</text:p>
          </table:table-cell>
          <table:table-cell office:value-type="float" office:value="14658675000" calcext:value-type="float">
            <text:p>14658675000</text:p>
          </table:table-cell>
          <table:table-cell office:value-type="float" office:value="409.2423" calcext:value-type="float">
            <text:p>409.2423</text:p>
          </table:table-cell>
          <table:table-cell office:value-type="float" office:value="1.22867594473064" calcext:value-type="float">
            <text:p>1.22867594473064</text:p>
          </table:table-cell>
        </table:table-row>
        <table:table-row table:style-name="ro1">
          <table:table-cell office:value-type="string" calcext:value-type="string">
            <text:p>Sat Mar 11 18:21:02 2023</text:p>
          </table:table-cell>
          <table:table-cell office:value-type="string" calcext:value-type="string">
            <text:p>Pareto</text:p>
          </table:table-cell>
          <table:table-cell office:value-type="float" office:value="0.01" calcext:value-type="float">
            <text:p>0.01</text:p>
          </table:table-cell>
          <table:table-cell office:value-type="float" office:value="2931650000" calcext:value-type="float">
            <text:p>2931650000</text:p>
          </table:table-cell>
          <table:table-cell office:value-type="float" office:value="136.1788" calcext:value-type="float">
            <text:p>136.1788</text:p>
          </table:table-cell>
          <table:table-cell office:value-type="float" office:value="0.245728064328432" calcext:value-type="float">
            <text:p>0.245728064328432</text:p>
          </table:table-cell>
        </table:table-row>
      </table:table>
      <table:table table:name="Pivot Table_out_1" table:style-name="ta1">
        <table:table-column table:style-name="co7" table:default-cell-style-name="ce1"/>
        <table:table-column table:style-name="co7" table:default-cell-style-name="ce6"/>
        <table:table-column table:style-name="co7" table:default-cell-style-name="ce11"/>
        <table:table-column table:style-name="co7" table:default-cell-style-name="ce16"/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7" office:value-type="string" calcext:value-type="string">
            <text:p>Selectivity</text:p>
          </table:table-cell>
          <table:table-cell table:style-name="ce12" office:value-type="string" calcext:value-type="string">
            <text:p>Median - Total Time (s)</text:p>
          </table:table-cell>
          <table:table-cell table:style-name="ce17" office:value-type="string" calcext:value-type="string">
            <text:p>Median - Cost ($)</text:p>
          </table:table-cell>
        </table:table-row>
        <table:table-row table:style-name="ro1">
          <table:table-cell table:style-name="ce3" office:value-type="string" calcext:value-type="string">
            <text:p>Pareto</text:p>
          </table:table-cell>
          <table:table-cell table:style-name="ce8" office:value-type="float" office:value="0.01" calcext:value-type="float">
            <text:p>0.01</text:p>
          </table:table-cell>
          <table:table-cell table:style-name="ce13" office:value-type="float" office:value="134.46175" calcext:value-type="float">
            <text:p>134.46175</text:p>
          </table:table-cell>
          <table:table-cell table:style-name="ce18" office:value-type="float" office:value="0.245728064328432" calcext:value-type="float">
            <text:p>0.245728064328432</text:p>
          </table:table-cell>
        </table:table-row>
        <table:table-row table:style-name="ro1">
          <table:table-cell table:style-name="ce4"/>
          <table:table-cell table:style-name="ce9" office:value-type="float" office:value="0.05" calcext:value-type="float">
            <text:p>0.05</text:p>
          </table:table-cell>
          <table:table-cell table:style-name="ce14" office:value-type="float" office:value="399.47825" calcext:value-type="float">
            <text:p>399.47825</text:p>
          </table:table-cell>
          <table:table-cell table:style-name="ce19" office:value-type="float" office:value="1.22867594473064" calcext:value-type="float">
            <text:p>1.22867594473064</text:p>
          </table:table-cell>
        </table:table-row>
        <table:table-row table:style-name="ro1">
          <table:table-cell table:style-name="ce5"/>
          <table:table-cell table:style-name="ce10" office:value-type="float" office:value="0.1" calcext:value-type="float">
            <text:p>0.1</text:p>
          </table:table-cell>
          <table:table-cell table:style-name="ce15" office:value-type="float" office:value="622.0745" calcext:value-type="float">
            <text:p>622.0745</text:p>
          </table:table-cell>
          <table:table-cell table:style-name="ce20" office:value-type="float" office:value="2.45738751254976" calcext:value-type="float">
            <text:p>2.45738751254976</text:p>
          </table:table-cell>
        </table:table-row>
      </table:table>
      <table:named-expressions/>
      <table:data-pilot-tables>
        <table:data-pilot-table table:name="DataPilot1" table:application-data="" table:target-range-address="'Pivot Table_out_1'.A1:'Pivot Table_out_1'.D5" table:buttons="'Pivot Table_out_1'.A2 'Pivot Table_out_1'.B2 'Pivot Table_out_1'.C1" table:grand-total="none" table:show-filter-button="false">
          <table:source-cell-range table:cell-range-address="out.A1:out.F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Paret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lectivity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5" table:display="true" table:show-details="true"/>
                <table:data-pilot-member table:name="0.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 (s)" table:orientation="data" table:used-hierarchy="0" table:function="median">
            <table:data-pilot-level table:show-empty="false" calcext:repeat-item-labels="false">
              <table:data-pilot-members>
                <table:data-pilot-member table:name="132.7447" table:display="true" table:show-details="true"/>
                <table:data-pilot-member table:name="136.1788" table:display="true" table:show-details="true"/>
                <table:data-pilot-member table:name="389.7142" table:display="true" table:show-details="true"/>
                <table:data-pilot-member table:name="409.2423" table:display="true" table:show-details="true"/>
                <table:data-pilot-member table:name="620.4359" table:display="true" table:show-details="true"/>
                <table:data-pilot-member table:name="623.71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 ($)" table:orientation="data" table:used-hierarchy="0" table:function="median">
            <table:data-pilot-level table:show-empty="false" calcext:repeat-item-labels="false">
              <table:data-pilot-members>
                <table:data-pilot-member table:name="0.245728064328432" table:display="true" table:show-details="true"/>
                <table:data-pilot-member table:name="1.22867594473064" table:display="true" table:show-details="true"/>
                <table:data-pilot-member table:name="2.4573875125497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3-17T22:57:35.864619610</dc:date>
    <meta:editing-duration>PT53S</meta:editing-duration>
    <meta:editing-cycles>1</meta:editing-cycles>
    <meta:document-statistic meta:table-count="2" meta:cell-count="57" meta:object-count="0"/>
    <meta:generator>LibreOffice/7.2.4.1$MacOSX_X86_64 LibreOffice_project/27d75539669ac387bb498e35313b970b7fe9c4f9</meta:generator>
  </office:meta>
</office:document-meta>
</file>